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83caff" draw:textarea-vertical-align="middle"/>
    </style:style>
    <style:style style:name="gr2" style:family="graphic" style:parent-style-name="standard">
      <style:graphic-properties draw:fill-color="#ccccff" draw:textarea-vertical-align="middle"/>
    </style:style>
    <style:style style:name="gr3" style:family="graphic" style:parent-style-name="standard">
      <style:graphic-properties draw:fill-color="#ffff66" draw:textarea-vertical-align="middl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-color="#ffff99" draw:textarea-vertical-align="middle"/>
    </style:style>
    <style:style style:name="gr7" style:family="graphic" style:parent-style-name="standard">
      <style:graphic-properties draw:fill-color="#ccccff" draw:textarea-vertical-align="middle"/>
    </style:style>
    <style:style style:name="gr8" style:family="graphic" style:parent-style-name="standard">
      <style:graphic-properties draw:fill="none" draw:fill-color="#83caff" draw:textarea-vertical-align="middle"/>
    </style:style>
    <style:style style:name="gr9" style:family="graphic" style:parent-style-name="standard">
      <style:graphic-properties draw:fill-color="#3deb3d" draw:textarea-vertical-align="middle"/>
    </style:style>
    <style:style style:name="gr10" style:family="graphic" style:parent-style-name="standard">
      <style:graphic-properties draw:fill-color="#33cc66" draw:textarea-vertical-align="middle"/>
    </style:style>
    <style:style style:name="gr11" style:family="graphic" style:parent-style-name="standard">
      <style:graphic-properties draw:fill-color="#ffcc99" draw:textarea-vertical-align="middle"/>
    </style:style>
    <style:style style:name="gr12" style:family="graphic" style:parent-style-name="standard">
      <style:graphic-properties draw:fill-color="#ff950e" draw:textarea-vertical-align="middle"/>
    </style:style>
    <style:style style:name="gr13" style:family="graphic" style:parent-style-name="standard">
      <style:graphic-properties draw:fill-color="#ffff99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fill-color="#23b8dc" draw:textarea-vertical-align="middle"/>
    </style:style>
    <style:style style:name="gr16" style:family="graphic" style:parent-style-name="standard">
      <style:graphic-properties draw:fill-color="#ff8080" draw:textarea-vertical-align="middle"/>
    </style:style>
    <style:style style:name="gr17" style:family="graphic" style:parent-style-name="standard">
      <style:graphic-properties draw:fill-color="#00ff00" draw:textarea-vertical-align="middle"/>
    </style:style>
    <style:style style:name="gr18" style:family="graphic" style:parent-style-name="standard">
      <style:graphic-properties draw:fill-color="#2323dc" draw:textarea-vertical-align="middle"/>
    </style:style>
    <style:style style:name="gr19" style:family="graphic" style:parent-style-name="standard">
      <style:graphic-properties draw:fill-color="#6b0094" draw:textarea-vertical-align="middle"/>
    </style:style>
    <style:style style:name="gr20" style:family="graphic" style:parent-style-name="standard">
      <style:graphic-properties draw:fill-color="#800080" draw:textarea-vertical-align="middle"/>
    </style:style>
    <style:style style:name="gr21" style:family="graphic" style:parent-style-name="standard">
      <style:graphic-properties draw:fill-color="#0000ff" draw:textarea-vertical-align="middle"/>
    </style:style>
    <style:style style:name="gr22" style:family="graphic" style:parent-style-name="standard">
      <style:graphic-properties draw:fill-color="#ff0000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63cm" fo:min-width="1.97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76cm" fo:min-width="0.88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76cm" fo:min-width="1.09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76cm" fo:min-width="1.30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75cm" fo:min-width="0.74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76cm" fo:min-width="0.95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76cm" fo:min-width="1.13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4.5cm" svg:height="11cm" svg:x="1cm" svg:y="6.5cm">
          <text:p text:style-name="P1">Scheduling Block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</draw:rect>
        <draw:rect draw:style-name="gr2" draw:text-style-name="P1" draw:layer="layout" svg:width="4cm" svg:height="9.5cm" svg:x="21cm" svg:y="7.5cm">
          <text:p/>
        </draw:rect>
        <draw:rect draw:style-name="gr2" draw:text-style-name="P1" draw:layer="layout" svg:width="4cm" svg:height="9.5cm" svg:x="14.5cm" svg:y="7.5cm">
          <text:p/>
        </draw:rect>
        <draw:rect draw:style-name="gr2" draw:text-style-name="P1" draw:layer="layout" svg:width="11.5cm" svg:height="9.5cm" svg:x="1.5cm" svg:y="7.5cm">
          <text:p text:style-name="P1">Scheduling Block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</draw:rect>
        <draw:rect draw:style-name="gr3" draw:text-style-name="P1" draw:layer="layout" svg:width="5cm" svg:height="8cm" svg:x="2cm" svg:y="8.5cm">
          <text:p text:style-name="P1">Template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</draw:rect>
        <draw:ellipse draw:style-name="gr4" draw:text-style-name="P1" xml:id="id1" draw:id="id1" draw:layer="layout" svg:width="4cm" svg:height="1.5cm" svg:x="2.5cm" svg:y="9.5cm">
          <text:p text:style-name="P1">Observation</text:p>
        </draw:ellipse>
        <draw:ellipse draw:style-name="gr4" draw:text-style-name="P1" xml:id="id2" draw:id="id2" draw:layer="layout" svg:width="4cm" svg:height="1.5cm" svg:x="2.5cm" svg:y="12cm">
          <text:p text:style-name="P1">Pipeline</text:p>
        </draw:ellipse>
        <draw:ellipse draw:style-name="gr4" draw:text-style-name="P1" xml:id="id3" draw:id="id3" draw:layer="layout" svg:width="4cm" svg:height="1.5cm" svg:x="2.5cm" svg:y="14.5cm">
          <text:p text:style-name="P1">Ingest</text:p>
        </draw:ellipse>
        <draw:connector draw:style-name="gr5" draw:text-style-name="P1" draw:layer="layout" draw:type="line" svg:x1="4.5cm" svg:y1="11cm" svg:x2="4.5cm" svg:y2="12cm" draw:start-shape="id1" draw:start-glue-point="2" draw:end-shape="id2" draw:end-glue-point="0" svg:d="M4500 11000v1000">
          <text:p/>
        </draw:connector>
        <draw:connector draw:style-name="gr5" draw:text-style-name="P1" draw:layer="layout" draw:type="line" svg:x1="4.5cm" svg:y1="13.5cm" svg:x2="4.5cm" svg:y2="14.5cm" draw:start-shape="id2" draw:start-glue-point="2" draw:end-shape="id3" draw:end-glue-point="0" svg:d="M4500 13500v1000">
          <text:p/>
        </draw:connector>
        <draw:rect draw:style-name="gr3" draw:text-style-name="P1" draw:layer="layout" svg:width="1cm" svg:height="8cm" svg:x="8cm" svg:y="8.5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</draw:rect>
        <draw:rect draw:style-name="gr3" draw:text-style-name="P1" draw:layer="layout" svg:width="1cm" svg:height="8cm" svg:x="11.5cm" svg:y="8.5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</draw:rect>
        <draw:rect draw:style-name="gr3" draw:text-style-name="P1" draw:layer="layout" svg:width="1cm" svg:height="8cm" svg:x="15cm" svg:y="8.5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</draw:rect>
        <draw:rect draw:style-name="gr3" draw:text-style-name="P1" draw:layer="layout" svg:width="1cm" svg:height="8cm" svg:x="17cm" svg:y="8.5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</draw:rect>
        <draw:rect draw:style-name="gr3" draw:text-style-name="P1" draw:layer="layout" svg:width="1cm" svg:height="8cm" svg:x="21.5cm" svg:y="8.5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</draw:rect>
        <draw:circle draw:style-name="gr6" draw:text-style-name="P1" draw:layer="layout" svg:width="0.5cm" svg:height="0.5cm" svg:x="9.5cm" svg:y="12.5cm">
          <text:p/>
        </draw:circle>
        <draw:rect draw:style-name="gr3" draw:text-style-name="P1" draw:layer="layout" svg:width="1cm" svg:height="8cm" svg:x="23.5cm" svg:y="8.5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</draw:rect>
        <draw:circle draw:style-name="gr6" draw:text-style-name="P1" draw:layer="layout" svg:width="0.5cm" svg:height="0.5cm" svg:x="10.5cm" svg:y="12.5cm">
          <text:p/>
        </draw:circle>
        <draw:circle draw:style-name="gr7" draw:text-style-name="P1" draw:layer="layout" svg:width="0.5cm" svg:height="0.5cm" svg:x="19cm" svg:y="12.5cm">
          <text:p/>
        </draw:circle>
        <draw:circle draw:style-name="gr7" draw:text-style-name="P1" draw:layer="layout" svg:width="0.5cm" svg:height="0.5cm" svg:x="20cm" svg:y="12.5cm">
          <text:p/>
        </draw:circle>
      </draw:page>
      <draw:page draw:name="page2" draw:style-name="dp1" draw:master-page-name="Default">
        <draw:rect draw:style-name="gr8" draw:text-style-name="P1" draw:layer="layout" svg:width="24.5cm" svg:height="2.5cm" svg:x="4cm" svg:y="14.5cm">
          <text:p/>
        </draw:rect>
        <draw:rect draw:style-name="gr1" draw:text-style-name="P1" draw:layer="layout" svg:width="23.5cm" svg:height="2.5cm" svg:x="4cm" svg:y="7cm">
          <text:p/>
        </draw:rect>
        <draw:rect draw:style-name="gr2" draw:text-style-name="P1" draw:layer="layout" svg:width="2cm" svg:height="1.5cm" svg:x="17.5cm" svg:y="7.5cm">
          <text:p/>
        </draw:rect>
        <draw:rect draw:style-name="gr2" draw:text-style-name="P1" draw:layer="layout" svg:width="2cm" svg:height="1.5cm" svg:x="10.5cm" svg:y="7.5cm">
          <text:p/>
        </draw:rect>
        <draw:rect draw:style-name="gr2" draw:text-style-name="P1" draw:layer="layout" svg:width="2cm" svg:height="1.5cm" svg:x="4.5cm" svg:y="7.5cm">
          <text:p/>
        </draw:rect>
        <draw:rect draw:style-name="gr2" draw:text-style-name="P1" draw:layer="layout" svg:width="2cm" svg:height="1.5cm" svg:x="25cm" svg:y="7.5cm">
          <text:p/>
        </draw:rect>
        <draw:rect draw:style-name="gr9" draw:text-style-name="P1" draw:layer="layout" svg:width="9cm" svg:height="2.5cm" svg:x="6cm" svg:y="9.5cm">
          <text:p/>
        </draw:rect>
        <draw:rect draw:style-name="gr10" draw:text-style-name="P1" draw:layer="layout" svg:width="2cm" svg:height="1.5cm" svg:x="12.5cm" svg:y="10cm">
          <text:p/>
        </draw:rect>
        <draw:rect draw:style-name="gr10" draw:text-style-name="P1" draw:layer="layout" svg:width="2cm" svg:height="1.5cm" svg:x="6.5cm" svg:y="10cm">
          <text:p/>
        </draw:rect>
        <draw:rect draw:style-name="gr11" draw:text-style-name="P1" draw:layer="layout" svg:width="10.5cm" svg:height="2.5cm" svg:x="14cm" svg:y="12cm">
          <text:p/>
        </draw:rect>
        <draw:rect draw:style-name="gr12" draw:text-style-name="P1" draw:layer="layout" svg:width="3cm" svg:height="1.5cm" svg:x="21cm" svg:y="12.5cm">
          <text:p/>
        </draw:rect>
        <draw:rect draw:style-name="gr12" draw:text-style-name="P1" draw:layer="layout" svg:width="3cm" svg:height="1.5cm" svg:x="14.5cm" svg:y="12.5cm">
          <text:p/>
        </draw:rect>
        <draw:rect draw:style-name="gr13" draw:text-style-name="P1" draw:layer="layout" svg:width="1cm" svg:height="1.5cm" svg:x="20cm" svg:y="15cm">
          <text:p/>
        </draw:rect>
        <draw:rect draw:style-name="gr13" draw:text-style-name="P1" draw:layer="layout" svg:width="2cm" svg:height="1.5cm" svg:x="8.5cm" svg:y="15cm">
          <text:p/>
        </draw:rect>
        <draw:rect draw:style-name="gr13" draw:text-style-name="P1" draw:layer="layout" svg:width="1cm" svg:height="1.5cm" svg:x="27cm" svg:y="15cm">
          <text:p/>
        </draw:rect>
        <draw:rect draw:style-name="gr8" draw:text-style-name="P1" draw:layer="layout" svg:width="24.5cm" svg:height="2.5cm" svg:x="4cm" svg:y="12cm">
          <text:p/>
        </draw:rect>
        <draw:rect draw:style-name="gr8" draw:text-style-name="P1" draw:layer="layout" svg:width="24.5cm" svg:height="2.5cm" svg:x="4cm" svg:y="9.5cm">
          <text:p/>
        </draw:rect>
        <draw:rect draw:style-name="gr8" draw:text-style-name="P1" draw:layer="layout" svg:width="24.5cm" svg:height="2.5cm" svg:x="4cm" svg:y="9.5cm">
          <text:p/>
        </draw:rect>
        <draw:frame draw:style-name="gr14" draw:layer="layout" svg:width="2.479cm" svg:height="0.962cm" svg:x="1.5cm" svg:y="8cm">
          <draw:text-box>
            <text:p>Project</text:p>
          </draw:text-box>
        </draw:frame>
        <draw:frame draw:style-name="gr14" draw:layer="layout" svg:width="2.479cm" svg:height="0.962cm" svg:x="1.5cm" svg:y="10.5cm">
          <draw:text-box>
            <text:p>Project</text:p>
          </draw:text-box>
        </draw:frame>
        <draw:frame draw:style-name="gr14" draw:layer="layout" svg:width="2.479cm" svg:height="0.962cm" svg:x="1.5cm" svg:y="13cm">
          <draw:text-box>
            <text:p>Project</text:p>
          </draw:text-box>
        </draw:frame>
        <draw:frame draw:style-name="gr14" draw:layer="layout" svg:width="2.479cm" svg:height="0.962cm" svg:x="1.5cm" svg:y="15.5cm">
          <draw:text-box>
            <text:p>Project</text:p>
          </draw:text-box>
        </draw:frame>
        <draw:frame draw:style-name="gr14" draw:layer="layout" svg:width="3.22cm" svg:height="0.962cm" svg:x="1cm" svg:y="5.5cm">
          <draw:text-box>
            <text:p>Semester</text:p>
          </draw:text-box>
        </draw:frame>
        <draw:rect draw:style-name="gr2" draw:text-style-name="P1" draw:layer="layout" svg:width="2cm" svg:height="1.5cm" svg:x="4.5cm" svg:y="5cm">
          <text:p/>
        </draw:rect>
        <draw:rect draw:style-name="gr10" draw:text-style-name="P1" draw:layer="layout" svg:width="2cm" svg:height="1.5cm" svg:x="6.5cm" svg:y="5cm">
          <text:p/>
        </draw:rect>
        <draw:rect draw:style-name="gr13" draw:text-style-name="P1" draw:layer="layout" svg:width="2cm" svg:height="1.5cm" svg:x="8.5cm" svg:y="5cm">
          <text:p/>
        </draw:rect>
        <draw:rect draw:style-name="gr2" draw:text-style-name="P1" draw:layer="layout" svg:width="2cm" svg:height="1.5cm" svg:x="10.5cm" svg:y="5cm">
          <text:p/>
        </draw:rect>
        <draw:rect draw:style-name="gr10" draw:text-style-name="P1" draw:layer="layout" svg:width="2cm" svg:height="1.5cm" svg:x="12.5cm" svg:y="5cm">
          <text:p/>
        </draw:rect>
        <draw:rect draw:style-name="gr12" draw:text-style-name="P1" draw:layer="layout" svg:width="3cm" svg:height="1.5cm" svg:x="14.5cm" svg:y="5cm">
          <text:p/>
        </draw:rect>
        <draw:rect draw:style-name="gr2" draw:text-style-name="P1" draw:layer="layout" svg:width="2cm" svg:height="1.5cm" svg:x="17.5cm" svg:y="5cm">
          <text:p/>
        </draw:rect>
        <draw:rect draw:style-name="gr2" draw:text-style-name="P1" draw:layer="layout" svg:width="2cm" svg:height="1.5cm" svg:x="25cm" svg:y="5cm">
          <text:p/>
        </draw:rect>
        <draw:rect draw:style-name="gr12" draw:text-style-name="P1" draw:layer="layout" svg:width="3cm" svg:height="1.5cm" svg:x="21cm" svg:y="5cm">
          <text:p/>
        </draw:rect>
        <draw:rect draw:style-name="gr13" draw:text-style-name="P1" draw:layer="layout" svg:width="1cm" svg:height="1.5cm" svg:x="20cm" svg:y="5cm">
          <text:p/>
        </draw:rect>
        <draw:rect draw:style-name="gr13" draw:text-style-name="P1" draw:layer="layout" svg:width="1cm" svg:height="1.5cm" svg:x="27cm" svg:y="5cm">
          <text:p/>
        </draw:rect>
      </draw:page>
      <draw:page draw:name="page3" draw:style-name="dp1" draw:master-page-name="Default">
        <draw:rect draw:style-name="gr2" draw:text-style-name="P1" draw:layer="layout" svg:width="10.5cm" svg:height="1.5cm" svg:x="7cm" svg:y="14.5cm">
          <text:p/>
        </draw:rect>
        <draw:rect draw:style-name="gr2" draw:text-style-name="P1" draw:layer="layout" svg:width="11.5cm" svg:height="1.5cm" svg:x="3cm" svg:y="8.5cm">
          <text:p/>
        </draw:rect>
        <draw:rect draw:style-name="gr3" draw:text-style-name="P1" draw:layer="layout" svg:width="5cm" svg:height="0.5cm" svg:x="3.5cm" svg:y="9cm">
          <text:p/>
        </draw:rect>
        <draw:rect draw:style-name="gr3" draw:text-style-name="P1" draw:layer="layout" svg:width="1cm" svg:height="0.5cm" svg:x="9.5cm" svg:y="9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</draw:rect>
        <draw:rect draw:style-name="gr3" draw:text-style-name="P1" draw:layer="layout" svg:width="1cm" svg:height="0.5cm" svg:x="13cm" svg:y="9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</draw:rect>
        <draw:rect draw:style-name="gr3" draw:text-style-name="P1" draw:layer="layout" svg:width="1cm" svg:height="0.5cm" svg:x="7.5cm" svg:y="15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</draw:rect>
        <draw:rect draw:style-name="gr3" draw:text-style-name="P1" draw:layer="layout" svg:width="1cm" svg:height="0.5cm" svg:x="16cm" svg:y="15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</draw:rect>
        <draw:circle draw:style-name="gr6" draw:text-style-name="P1" draw:layer="layout" svg:width="0.5cm" svg:height="0.5cm" svg:x="11cm" svg:y="9cm">
          <text:p/>
        </draw:circle>
        <draw:circle draw:style-name="gr6" draw:text-style-name="P1" draw:layer="layout" svg:width="0.5cm" svg:height="0.5cm" svg:x="12cm" svg:y="9cm">
          <text:p/>
        </draw:circle>
        <draw:rect draw:style-name="gr10" draw:text-style-name="P1" draw:layer="layout" svg:width="4cm" svg:height="1.5cm" svg:x="11cm" svg:y="11.5cm">
          <text:p/>
        </draw:rect>
        <draw:rect draw:style-name="gr10" draw:text-style-name="P1" draw:layer="layout" svg:width="8cm" svg:height="1.5cm" svg:x="10.5cm" svg:y="16cm">
          <text:p/>
        </draw:rect>
        <draw:rect draw:style-name="gr12" draw:text-style-name="P1" draw:layer="layout" svg:width="8cm" svg:height="1.5cm" svg:x="19.5cm" svg:y="14.5cm">
          <text:p/>
        </draw:rect>
        <draw:rect draw:style-name="gr12" draw:text-style-name="P1" draw:layer="layout" svg:width="3cm" svg:height="1.5cm" svg:x="3cm" svg:y="16cm">
          <text:p/>
        </draw:rect>
        <draw:rect draw:style-name="gr13" draw:text-style-name="P1" draw:layer="layout" svg:width="1cm" svg:height="1.5cm" svg:x="19cm" svg:y="16cm">
          <text:p/>
        </draw:rect>
        <draw:rect draw:style-name="gr13" draw:text-style-name="P1" draw:layer="layout" svg:width="2cm" svg:height="1.5cm" svg:x="7.5cm" svg:y="16cm">
          <text:p/>
        </draw:rect>
        <draw:rect draw:style-name="gr13" draw:text-style-name="P1" draw:layer="layout" svg:width="1cm" svg:height="1.5cm" svg:x="26cm" svg:y="16cm">
          <text:p/>
        </draw:rect>
        <draw:rect draw:style-name="gr8" draw:text-style-name="P1" draw:layer="layout" svg:width="24.5cm" svg:height="1.5cm" svg:x="3cm" svg:y="8.5cm">
          <text:p/>
        </draw:rect>
        <draw:rect draw:style-name="gr8" draw:text-style-name="P1" draw:layer="layout" svg:width="24.5cm" svg:height="1.5cm" svg:x="3cm" svg:y="10cm">
          <text:p/>
        </draw:rect>
        <draw:rect draw:style-name="gr8" draw:text-style-name="P1" draw:layer="layout" svg:width="24.5cm" svg:height="1.5cm" svg:x="3cm" svg:y="11.5cm">
          <text:p/>
        </draw:rect>
        <draw:rect draw:style-name="gr8" draw:text-style-name="P1" draw:layer="layout" svg:width="24.5cm" svg:height="1.5cm" svg:x="3cm" svg:y="13cm">
          <text:p/>
        </draw:rect>
        <draw:rect draw:style-name="gr8" draw:text-style-name="P1" draw:layer="layout" svg:width="24.5cm" svg:height="1.5cm" svg:x="3cm" svg:y="14.5cm">
          <text:p/>
        </draw:rect>
        <draw:rect draw:style-name="gr8" draw:text-style-name="P1" draw:layer="layout" svg:width="24.5cm" svg:height="1.5cm" svg:x="3cm" svg:y="16cm">
          <text:p/>
        </draw:rect>
        <draw:rect draw:style-name="gr8" draw:text-style-name="P1" draw:layer="layout" svg:width="24.5cm" svg:height="1.5cm" svg:x="3cm" svg:y="17.5cm">
          <text:p/>
        </draw:rect>
        <draw:circle draw:style-name="gr6" draw:text-style-name="P1" draw:layer="layout" svg:width="0.5cm" svg:height="0.5cm" svg:x="11.5cm" svg:y="15cm">
          <text:p/>
        </draw:circle>
        <draw:circle draw:style-name="gr6" draw:text-style-name="P1" draw:layer="layout" svg:width="0.5cm" svg:height="0.5cm" svg:x="12.5cm" svg:y="15cm">
          <text:p/>
        </draw:circle>
        <draw:rect draw:style-name="gr12" draw:text-style-name="P1" draw:layer="layout" svg:width="6.5cm" svg:height="1.5cm" svg:x="16cm" svg:y="11.5cm">
          <text:p/>
        </draw:rect>
        <draw:rect draw:style-name="gr12" draw:text-style-name="P1" draw:layer="layout" svg:width="8.5cm" svg:height="1.5cm" svg:x="19cm" svg:y="8.5cm">
          <text:p/>
        </draw:rect>
        <draw:rect draw:style-name="gr12" draw:text-style-name="P1" draw:layer="layout" svg:width="3.5cm" svg:height="1.5cm" svg:x="3cm" svg:y="10cm">
          <text:p/>
        </draw:rect>
        <draw:rect draw:style-name="gr15" draw:text-style-name="P1" draw:layer="layout" svg:width="7.5cm" svg:height="1.5cm" svg:x="3.5cm" svg:y="17.5cm">
          <text:p/>
        </draw:rect>
        <draw:rect draw:style-name="gr16" draw:text-style-name="P1" draw:layer="layout" svg:width="11.5cm" svg:height="1.5cm" svg:x="11.5cm" svg:y="17.5cm">
          <text:p/>
        </draw:rect>
        <draw:rect draw:style-name="gr17" draw:text-style-name="P1" draw:layer="layout" svg:width="13cm" svg:height="1.5cm" svg:x="6.5cm" svg:y="13cm">
          <text:p/>
        </draw:rect>
        <draw:rect draw:style-name="gr18" draw:text-style-name="P1" draw:layer="layout" svg:width="6.5cm" svg:height="1.5cm" svg:x="3cm" svg:y="11.5cm">
          <text:p/>
        </draw:rect>
        <draw:rect draw:style-name="gr18" draw:text-style-name="P1" draw:layer="layout" svg:width="6.5cm" svg:height="1.5cm" svg:x="21cm" svg:y="10cm">
          <text:p/>
        </draw:rect>
        <draw:rect draw:style-name="gr19" draw:text-style-name="P1" draw:layer="layout" svg:width="4.5cm" svg:height="1.5cm" svg:x="23cm" svg:y="11.5cm">
          <text:p/>
        </draw:rect>
        <draw:rect draw:style-name="gr19" draw:text-style-name="P1" draw:layer="layout" svg:width="4.5cm" svg:height="1.5cm" svg:x="23cm" svg:y="13cm">
          <text:p/>
        </draw:rect>
        <draw:rect draw:style-name="gr19" draw:text-style-name="P1" draw:layer="layout" svg:width="2cm" svg:height="1.5cm" svg:x="3cm" svg:y="13cm">
          <text:p/>
        </draw:rect>
        <draw:rect draw:style-name="gr19" draw:text-style-name="P1" draw:layer="layout" svg:width="2.5cm" svg:height="1.5cm" svg:x="3cm" svg:y="14.5cm">
          <text:p/>
        </draw:rect>
        <draw:frame draw:style-name="gr14" draw:layer="layout" svg:width="1.383cm" svg:height="0.962cm" svg:x="1.194cm" svg:y="9cm">
          <draw:text-box>
            <text:p>Mo</text:p>
          </draw:text-box>
        </draw:frame>
        <draw:frame draw:style-name="gr14" draw:layer="layout" svg:width="1.594cm" svg:height="0.962cm" svg:x="1.194cm" svg:y="10.462cm">
          <draw:text-box>
            <text:p>Tue</text:p>
          </draw:text-box>
        </draw:frame>
        <draw:frame draw:style-name="gr14" draw:layer="layout" svg:width="1.806cm" svg:height="0.962cm" svg:x="1.194cm" svg:y="11.962cm">
          <draw:text-box>
            <text:p>Wed</text:p>
          </draw:text-box>
        </draw:frame>
        <draw:frame draw:style-name="gr14" draw:layer="layout" svg:width="1.594cm" svg:height="0.962cm" svg:x="1.311cm" svg:y="13.5cm">
          <draw:text-box>
            <text:p>Thu</text:p>
          </draw:text-box>
        </draw:frame>
        <draw:frame draw:style-name="gr14" draw:layer="layout" svg:width="1.243cm" svg:height="0.962cm" svg:x="1.194cm" svg:y="14.962cm">
          <draw:text-box>
            <text:p>Fri</text:p>
          </draw:text-box>
        </draw:frame>
        <draw:frame draw:style-name="gr14" draw:layer="layout" svg:width="1.455cm" svg:height="0.962cm" svg:x="1.194cm" svg:y="16.462cm">
          <draw:text-box>
            <text:p>Sat</text:p>
          </draw:text-box>
        </draw:frame>
        <draw:frame draw:style-name="gr14" draw:layer="layout" svg:width="1.632cm" svg:height="0.962cm" svg:x="1.194cm" svg:y="17.962cm">
          <draw:text-box>
            <text:p>Sun</text:p>
          </draw:text-box>
        </draw:frame>
      </draw:page>
      <draw:page draw:name="page4" draw:style-name="dp1" draw:master-page-name="Default">
        <draw:rect draw:style-name="gr2" draw:text-style-name="P1" draw:layer="layout" svg:width="3.999cm" svg:height="1.5cm" svg:x="3.001cm" svg:y="8.5cm">
          <text:p/>
        </draw:rect>
        <draw:rect draw:style-name="gr3" draw:text-style-name="P1" draw:layer="layout" svg:width="0.326cm" svg:height="0.5cm" svg:x="3.174cm" svg:y="9cm">
          <text:p/>
        </draw:rect>
        <draw:rect draw:style-name="gr3" draw:text-style-name="P1" draw:layer="layout" svg:width="0.347cm" svg:height="0.5cm" svg:x="5.153cm" svg:y="9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</draw:rect>
        <draw:rect draw:style-name="gr10" draw:text-style-name="P1" draw:layer="layout" svg:width="1.387cm" svg:height="1.5cm" svg:x="22.777cm" svg:y="8.5cm">
          <text:p/>
        </draw:rect>
        <draw:rect draw:style-name="gr8" draw:text-style-name="P1" draw:layer="layout" svg:width="8.5cm" svg:height="1.5cm" svg:x="3.001cm" svg:y="8.5cm">
          <text:p/>
        </draw:rect>
        <draw:rect draw:style-name="gr8" draw:text-style-name="P1" draw:layer="layout" svg:width="8.5cm" svg:height="1.5cm" svg:x="11.501cm" svg:y="8.5cm">
          <text:p/>
        </draw:rect>
        <draw:rect draw:style-name="gr8" draw:text-style-name="P1" draw:layer="layout" svg:width="8.5cm" svg:height="1.5cm" svg:x="20.001cm" svg:y="8.5cm">
          <text:p/>
        </draw:rect>
        <draw:rect draw:style-name="gr8" draw:text-style-name="P1" draw:layer="layout" svg:width="8.5cm" svg:height="1.5cm" svg:x="3.001cm" svg:y="11cm">
          <text:p/>
        </draw:rect>
        <draw:rect draw:style-name="gr8" draw:text-style-name="P1" draw:layer="layout" svg:width="8.5cm" svg:height="1.5cm" svg:x="3.001cm" svg:y="12.5cm">
          <text:p/>
        </draw:rect>
        <draw:rect draw:style-name="gr8" draw:text-style-name="P1" draw:layer="layout" svg:width="8.5cm" svg:height="1.5cm" svg:x="3.001cm" svg:y="14cm">
          <text:p/>
        </draw:rect>
        <draw:rect draw:style-name="gr12" draw:text-style-name="P1" draw:layer="layout" svg:width="2.255cm" svg:height="1.5cm" svg:x="24.511cm" svg:y="8.5cm">
          <text:p/>
        </draw:rect>
        <draw:rect draw:style-name="gr12" draw:text-style-name="P1" draw:layer="layout" svg:width="2.949cm" svg:height="1.5cm" svg:x="8.552cm" svg:y="8.5cm">
          <text:p/>
        </draw:rect>
        <draw:rect draw:style-name="gr12" draw:text-style-name="P1" draw:layer="layout" svg:width="1.214cm" svg:height="1.5cm" svg:x="11.501cm" svg:y="8.5cm">
          <text:p/>
        </draw:rect>
        <draw:rect draw:style-name="gr18" draw:text-style-name="P1" draw:layer="layout" svg:width="2.255cm" svg:height="1.5cm" svg:x="20.001cm" svg:y="8.5cm">
          <text:p/>
        </draw:rect>
        <draw:rect draw:style-name="gr18" draw:text-style-name="P1" draw:layer="layout" svg:width="2.255cm" svg:height="1.5cm" svg:x="17.746cm" svg:y="8.5cm">
          <text:p/>
        </draw:rect>
        <draw:rect draw:style-name="gr20" draw:text-style-name="P1" draw:layer="layout" svg:width="1.561cm" svg:height="1.5cm" svg:x="26.94cm" svg:y="8.5cm">
          <text:p/>
        </draw:rect>
        <draw:rect draw:style-name="gr8" draw:text-style-name="P1" draw:layer="layout" svg:width="8.5cm" svg:height="1.5cm" svg:x="11.501cm" svg:y="11cm">
          <text:p/>
        </draw:rect>
        <draw:rect draw:style-name="gr8" draw:text-style-name="P1" draw:layer="layout" svg:width="8.5cm" svg:height="1.5cm" svg:x="11.501cm" svg:y="12.5cm">
          <text:p/>
        </draw:rect>
        <draw:rect draw:style-name="gr8" draw:text-style-name="P1" draw:layer="layout" svg:width="8.5cm" svg:height="1.5cm" svg:x="11.501cm" svg:y="14cm">
          <text:p/>
        </draw:rect>
        <draw:rect draw:style-name="gr8" draw:text-style-name="P1" draw:layer="layout" svg:width="8.5cm" svg:height="1.5cm" svg:x="20.001cm" svg:y="11cm">
          <text:p/>
        </draw:rect>
        <draw:rect draw:style-name="gr8" draw:text-style-name="P1" draw:layer="layout" svg:width="8.5cm" svg:height="1.5cm" svg:x="20.001cm" svg:y="12.5cm">
          <text:p/>
        </draw:rect>
        <draw:rect draw:style-name="gr8" draw:text-style-name="P1" draw:layer="layout" svg:width="8.5cm" svg:height="1.5cm" svg:x="20.001cm" svg:y="14cm">
          <text:p/>
        </draw:rect>
        <draw:rect draw:style-name="gr8" draw:text-style-name="P1" draw:layer="layout" svg:width="8.5cm" svg:height="1.5cm" svg:x="3.001cm" svg:y="15.5cm">
          <text:p/>
        </draw:rect>
        <draw:rect draw:style-name="gr8" draw:text-style-name="P1" draw:layer="layout" svg:width="8.5cm" svg:height="1.5cm" svg:x="11.501cm" svg:y="15.5cm">
          <text:p/>
        </draw:rect>
        <draw:rect draw:style-name="gr8" draw:text-style-name="P1" draw:layer="layout" svg:width="8.5cm" svg:height="1.5cm" svg:x="20.001cm" svg:y="15.5cm">
          <text:p/>
        </draw:rect>
        <draw:rect draw:style-name="gr7" draw:text-style-name="P1" draw:layer="layout" svg:width="4cm" svg:height="0.5cm" svg:x="3.001cm" svg:y="12cm">
          <text:p/>
        </draw:rect>
        <draw:rect draw:style-name="gr12" draw:text-style-name="P1" draw:layer="layout" svg:width="2.949cm" svg:height="1.5cm" svg:x="8.501cm" svg:y="11cm">
          <text:p/>
        </draw:rect>
        <draw:rect draw:style-name="gr12" draw:text-style-name="P1" draw:layer="layout" svg:width="1.214cm" svg:height="1.5cm" svg:x="11.45cm" svg:y="11cm">
          <text:p/>
        </draw:rect>
        <draw:rect draw:style-name="gr10" draw:text-style-name="P1" draw:layer="layout" svg:width="1.387cm" svg:height="1.5cm" svg:x="22.777cm" svg:y="11cm">
          <text:p/>
        </draw:rect>
        <draw:rect draw:style-name="gr8" draw:text-style-name="P1" draw:layer="layout" svg:width="8.5cm" svg:height="1.5cm" svg:x="20.001cm" svg:y="11cm">
          <text:p/>
        </draw:rect>
        <draw:rect draw:style-name="gr12" draw:text-style-name="P1" draw:layer="layout" svg:width="2.255cm" svg:height="0.5cm" svg:x="24.511cm" svg:y="12cm">
          <text:p/>
        </draw:rect>
        <draw:rect draw:style-name="gr21" draw:text-style-name="P1" draw:layer="layout" svg:width="2.255cm" svg:height="1cm" svg:x="20.001cm" svg:y="11cm">
          <text:p/>
        </draw:rect>
        <draw:rect draw:style-name="gr21" draw:text-style-name="P1" draw:layer="layout" svg:width="2.255cm" svg:height="1cm" svg:x="17.746cm" svg:y="11cm">
          <text:p/>
        </draw:rect>
        <draw:rect draw:style-name="gr20" draw:text-style-name="P1" draw:layer="layout" svg:width="1.561cm" svg:height="0.5cm" svg:x="26.94cm" svg:y="11.5cm">
          <text:p/>
        </draw:rect>
        <draw:frame draw:style-name="gr14" draw:layer="layout" svg:width="2.796cm" svg:height="0.962cm" svg:x="0.205cm" svg:y="11.038cm">
          <draw:text-box>
            <text:p>Stations</text:p>
          </draw:text-box>
        </draw:frame>
        <draw:frame draw:style-name="gr14" draw:layer="layout" svg:width="2.339cm" svg:height="0.962cm" svg:x="0.205cm" svg:y="12.538cm">
          <draw:text-box>
            <text:p>Cobalt</text:p>
          </draw:text-box>
        </draw:frame>
        <draw:frame draw:style-name="gr14" draw:layer="layout" svg:width="1.806cm" svg:height="0.962cm" svg:x="0.205cm" svg:y="14.038cm">
          <draw:text-box>
            <text:p>CEP</text:p>
          </draw:text-box>
        </draw:frame>
        <draw:frame draw:style-name="gr14" draw:layer="layout" svg:width="2.233cm" svg:height="0.962cm" svg:x="0.205cm" svg:y="15.538cm">
          <draw:text-box>
            <text:p>Ingest</text:p>
          </draw:text-box>
        </draw:frame>
        <draw:rect draw:style-name="gr2" draw:text-style-name="P1" draw:layer="layout" svg:width="3.99cm" svg:height="1.5cm" svg:x="3.001cm" svg:y="12.5cm">
          <text:p/>
        </draw:rect>
        <draw:rect draw:style-name="gr10" draw:text-style-name="P1" draw:layer="layout" svg:width="1.387cm" svg:height="1.5cm" svg:x="22.777cm" svg:y="12.5cm">
          <text:p/>
        </draw:rect>
        <draw:rect draw:style-name="gr12" draw:text-style-name="P1" draw:layer="layout" svg:width="2.255cm" svg:height="1.5cm" svg:x="24.511cm" svg:y="12.5cm">
          <text:p/>
        </draw:rect>
        <draw:rect draw:style-name="gr21" draw:text-style-name="P1" draw:layer="layout" svg:width="2.255cm" svg:height="1.5cm" svg:x="20.001cm" svg:y="12.5cm">
          <text:p/>
        </draw:rect>
        <draw:rect draw:style-name="gr21" draw:text-style-name="P1" draw:layer="layout" svg:width="2.255cm" svg:height="1.5cm" svg:x="17.746cm" svg:y="12.5cm">
          <text:p/>
        </draw:rect>
        <draw:rect draw:style-name="gr20" draw:text-style-name="P1" draw:layer="layout" svg:width="1.561cm" svg:height="1.5cm" svg:x="26.94cm" svg:y="12.5cm">
          <text:p/>
        </draw:rect>
        <draw:rect draw:style-name="gr2" draw:text-style-name="P1" draw:layer="layout" svg:width="6.989cm" svg:height="1.5cm" svg:x="3.511cm" svg:y="14cm">
          <text:p/>
        </draw:rect>
        <draw:rect draw:style-name="gr21" draw:text-style-name="P1" draw:layer="layout" svg:width="2.255cm" svg:height="1cm" svg:x="22.246cm" svg:y="14cm">
          <text:p/>
        </draw:rect>
        <draw:rect draw:style-name="gr12" draw:text-style-name="P1" draw:layer="layout" svg:width="6.5cm" svg:height="1.5cm" svg:x="12.501cm" svg:y="14cm">
          <text:p/>
        </draw:rect>
        <draw:rect draw:style-name="gr10" draw:text-style-name="P1" draw:layer="layout" svg:width="2.999cm" svg:height="0.5cm" svg:x="23cm" svg:y="15cm">
          <text:p/>
        </draw:rect>
        <draw:rect draw:style-name="gr2" draw:text-style-name="P1" draw:layer="layout" svg:width="1.5cm" svg:height="1.5cm" svg:x="10.5cm" svg:y="15.5cm">
          <text:p/>
        </draw:rect>
        <draw:rect draw:style-name="gr21" draw:text-style-name="P1" draw:layer="layout" svg:width="1.255cm" svg:height="1.5cm" svg:x="24.5cm" svg:y="15.5cm">
          <text:p/>
        </draw:rect>
        <draw:rect draw:style-name="gr12" draw:text-style-name="P1" draw:layer="layout" svg:width="6.5cm" svg:height="1.5cm" svg:x="14.501cm" svg:y="15.5cm">
          <text:p/>
        </draw:rect>
        <draw:rect draw:style-name="gr10" draw:text-style-name="P1" draw:layer="layout" svg:width="2.5cm" svg:height="1.5cm" svg:x="26.001cm" svg:y="15.5cm">
          <text:p/>
        </draw:rect>
        <draw:frame draw:style-name="gr14" draw:layer="layout" svg:width="2.974cm" svg:height="1.673cm" svg:x="0.026cm" svg:y="8.327cm">
          <draw:text-box>
            <text:p>Week</text:p>
            <text:p>Planning</text:p>
          </draw:text-box>
        </draw:frame>
        <draw:rect draw:style-name="gr3" draw:text-style-name="P1" draw:layer="layout" svg:width="0.326cm" svg:height="0.5cm" svg:x="3.674cm" svg:y="9cm">
          <text:p/>
        </draw:rect>
        <draw:rect draw:style-name="gr3" draw:text-style-name="P1" draw:layer="layout" svg:width="0.326cm" svg:height="0.5cm" svg:x="4.174cm" svg:y="9cm">
          <text:p/>
        </draw:rect>
        <draw:rect draw:style-name="gr3" draw:text-style-name="P1" draw:layer="layout" svg:width="0.326cm" svg:height="0.5cm" svg:x="4.674cm" svg:y="9cm">
          <text:p/>
        </draw:rect>
        <draw:rect draw:style-name="gr3" draw:text-style-name="P1" draw:layer="layout" svg:width="0.326cm" svg:height="0.5cm" svg:x="5.674cm" svg:y="9cm">
          <text:p/>
        </draw:rect>
        <draw:rect draw:style-name="gr3" draw:text-style-name="P1" draw:layer="layout" svg:width="0.326cm" svg:height="0.5cm" svg:x="6.174cm" svg:y="9cm">
          <text:p/>
        </draw:rect>
      </draw:page>
      <draw:page draw:name="page5" draw:style-name="dp1" draw:master-page-name="Default">
        <draw:rect draw:style-name="gr3" draw:text-style-name="P1" draw:layer="layout" svg:width="10.5cm" svg:height="0.786cm" svg:x="7cm" svg:y="16.643cm">
          <text:p/>
        </draw:rect>
        <draw:rect draw:style-name="gr3" draw:text-style-name="P1" draw:layer="layout" svg:width="11.5cm" svg:height="0.786cm" svg:x="3cm" svg:y="13.5cm">
          <text:p/>
        </draw:rect>
        <draw:rect draw:style-name="gr17" draw:text-style-name="P1" draw:layer="layout" svg:width="4.5cm" svg:height="0.262cm" svg:x="3.5cm" svg:y="13.762cm">
          <text:p/>
        </draw:rect>
        <draw:rect draw:style-name="gr12" draw:text-style-name="P1" draw:layer="layout" svg:width="1cm" svg:height="0.262cm" svg:x="10cm" svg:y="13.762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</draw:rect>
        <draw:rect draw:style-name="gr17" draw:text-style-name="P1" draw:layer="layout" svg:width="1cm" svg:height="0.262cm" svg:x="13cm" svg:y="13.762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</draw:rect>
        <draw:rect draw:style-name="gr3" draw:text-style-name="P1" draw:layer="layout" svg:width="4cm" svg:height="0.786cm" svg:x="11cm" svg:y="15.071cm">
          <text:p/>
        </draw:rect>
        <draw:rect draw:style-name="gr17" draw:text-style-name="P1" draw:layer="layout" svg:width="8cm" svg:height="0.785cm" svg:x="10.5cm" svg:y="17.429cm">
          <text:p/>
        </draw:rect>
        <draw:rect draw:style-name="gr17" draw:text-style-name="P1" draw:layer="layout" svg:width="8cm" svg:height="0.786cm" svg:x="19.5cm" svg:y="16.643cm">
          <text:p/>
        </draw:rect>
        <draw:rect draw:style-name="gr17" draw:text-style-name="P1" draw:layer="layout" svg:width="3cm" svg:height="0.785cm" svg:x="3cm" svg:y="17.429cm">
          <text:p/>
        </draw:rect>
        <draw:rect draw:style-name="gr17" draw:text-style-name="P1" draw:layer="layout" svg:width="1cm" svg:height="0.785cm" svg:x="19cm" svg:y="17.429cm">
          <text:p/>
        </draw:rect>
        <draw:rect draw:style-name="gr3" draw:text-style-name="P1" draw:layer="layout" svg:width="2cm" svg:height="0.785cm" svg:x="7.5cm" svg:y="17.429cm">
          <text:p/>
        </draw:rect>
        <draw:rect draw:style-name="gr17" draw:text-style-name="P1" draw:layer="layout" svg:width="1cm" svg:height="0.785cm" svg:x="26cm" svg:y="17.429cm">
          <text:p/>
        </draw:rect>
        <draw:rect draw:style-name="gr8" draw:text-style-name="P1" draw:layer="layout" svg:width="24.5cm" svg:height="0.786cm" svg:x="3cm" svg:y="13.5cm">
          <text:p/>
        </draw:rect>
        <draw:rect draw:style-name="gr8" draw:text-style-name="P1" draw:layer="layout" svg:width="24.5cm" svg:height="0.785cm" svg:x="3cm" svg:y="14.286cm">
          <text:p/>
        </draw:rect>
        <draw:rect draw:style-name="gr8" draw:text-style-name="P1" draw:layer="layout" svg:width="24.5cm" svg:height="0.786cm" svg:x="3cm" svg:y="15.071cm">
          <text:p/>
        </draw:rect>
        <draw:rect draw:style-name="gr8" draw:text-style-name="P1" draw:layer="layout" svg:width="24.5cm" svg:height="0.786cm" svg:x="3cm" svg:y="15.857cm">
          <text:p/>
        </draw:rect>
        <draw:rect draw:style-name="gr8" draw:text-style-name="P1" draw:layer="layout" svg:width="24.5cm" svg:height="0.786cm" svg:x="3cm" svg:y="16.643cm">
          <text:p/>
        </draw:rect>
        <draw:rect draw:style-name="gr8" draw:text-style-name="P1" draw:layer="layout" svg:width="24.5cm" svg:height="0.785cm" svg:x="3cm" svg:y="17.429cm">
          <text:p/>
        </draw:rect>
        <draw:rect draw:style-name="gr8" draw:text-style-name="P1" draw:layer="layout" svg:width="24.5cm" svg:height="0.786cm" svg:x="3cm" svg:y="18.214cm">
          <text:p/>
        </draw:rect>
        <draw:rect draw:style-name="gr22" draw:text-style-name="P1" draw:layer="layout" svg:width="6.5cm" svg:height="0.786cm" svg:x="16cm" svg:y="15.071cm">
          <text:p/>
        </draw:rect>
        <draw:rect draw:style-name="gr17" draw:text-style-name="P1" draw:layer="layout" svg:width="8.5cm" svg:height="0.786cm" svg:x="19cm" svg:y="13.5cm">
          <text:p/>
        </draw:rect>
        <draw:rect draw:style-name="gr17" draw:text-style-name="P1" draw:layer="layout" svg:width="3.5cm" svg:height="0.785cm" svg:x="3cm" svg:y="14.286cm">
          <text:p/>
        </draw:rect>
        <draw:rect draw:style-name="gr3" draw:text-style-name="P1" draw:layer="layout" svg:width="7.5cm" svg:height="0.786cm" svg:x="3.5cm" svg:y="18.214cm">
          <text:p/>
        </draw:rect>
        <draw:rect draw:style-name="gr22" draw:text-style-name="P1" draw:layer="layout" svg:width="11.5cm" svg:height="0.786cm" svg:x="11.5cm" svg:y="18.214cm">
          <text:p/>
        </draw:rect>
        <draw:rect draw:style-name="gr17" draw:text-style-name="P1" draw:layer="layout" svg:width="13cm" svg:height="0.786cm" svg:x="6.5cm" svg:y="15.857cm">
          <text:p/>
        </draw:rect>
        <draw:rect draw:style-name="gr17" draw:text-style-name="P1" draw:layer="layout" svg:width="6.5cm" svg:height="0.786cm" svg:x="3cm" svg:y="15.071cm">
          <text:p/>
        </draw:rect>
        <draw:rect draw:style-name="gr17" draw:text-style-name="P1" draw:layer="layout" svg:width="6.5cm" svg:height="0.785cm" svg:x="21cm" svg:y="14.286cm">
          <text:p/>
        </draw:rect>
        <draw:rect draw:style-name="gr17" draw:text-style-name="P1" draw:layer="layout" svg:width="4.5cm" svg:height="0.786cm" svg:x="23cm" svg:y="15.071cm">
          <text:p/>
        </draw:rect>
        <draw:rect draw:style-name="gr17" draw:text-style-name="P1" draw:layer="layout" svg:width="4.5cm" svg:height="0.786cm" svg:x="23cm" svg:y="15.857cm">
          <text:p/>
        </draw:rect>
        <draw:rect draw:style-name="gr17" draw:text-style-name="P1" draw:layer="layout" svg:width="2cm" svg:height="0.786cm" svg:x="3cm" svg:y="15.857cm">
          <text:p/>
        </draw:rect>
        <draw:rect draw:style-name="gr17" draw:text-style-name="P1" draw:layer="layout" svg:width="2.5cm" svg:height="0.786cm" svg:x="3cm" svg:y="16.643cm">
          <text:p/>
        </draw:rect>
        <draw:rect draw:style-name="gr22" draw:text-style-name="P1" draw:layer="layout" svg:width="1cm" svg:height="0.262cm" svg:x="11.5cm" svg:y="13.762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</draw:rect>
        <draw:rect draw:style-name="gr17" draw:text-style-name="P1" draw:layer="layout" svg:width="1cm" svg:height="0.262cm" svg:x="8.5cm" svg:y="13.762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</draw:rect>
        <draw:rect draw:style-name="gr10" draw:text-style-name="P1" draw:layer="layout" svg:width="21.102cm" svg:height="1.333cm" svg:x="3cm" svg:y="8.838cm">
          <text:p/>
        </draw:rect>
        <draw:rect draw:style-name="gr17" draw:text-style-name="P1" draw:layer="layout" svg:width="1.796cm" svg:height="0.8cm" svg:x="15.122cm" svg:y="9.105cm">
          <text:p/>
        </draw:rect>
        <draw:rect draw:style-name="gr17" draw:text-style-name="P1" draw:layer="layout" svg:width="1.796cm" svg:height="0.8cm" svg:x="8.837cm" svg:y="9.105cm">
          <text:p/>
        </draw:rect>
        <draw:rect draw:style-name="gr17" draw:text-style-name="P1" draw:layer="layout" svg:width="1.796cm" svg:height="0.8cm" svg:x="3.449cm" svg:y="9.105cm">
          <text:p/>
        </draw:rect>
        <draw:rect draw:style-name="gr17" draw:text-style-name="P1" draw:layer="layout" svg:width="1.796cm" svg:height="0.8cm" svg:x="21.857cm" svg:y="9.105cm">
          <text:p/>
        </draw:rect>
        <draw:rect draw:style-name="gr3" draw:text-style-name="P1" draw:layer="layout" svg:width="8.082cm" svg:height="1.334cm" svg:x="4.796cm" svg:y="10.171cm">
          <text:p/>
        </draw:rect>
        <draw:rect draw:style-name="gr22" draw:text-style-name="P1" draw:layer="layout" svg:width="1.796cm" svg:height="0.8cm" svg:x="10.633cm" svg:y="10.438cm">
          <text:p/>
        </draw:rect>
        <draw:rect draw:style-name="gr17" draw:text-style-name="P1" draw:layer="layout" svg:width="1.796cm" svg:height="0.8cm" svg:x="5.245cm" svg:y="10.438cm">
          <text:p/>
        </draw:rect>
        <draw:rect draw:style-name="gr3" draw:text-style-name="P1" draw:layer="layout" svg:width="9.428cm" svg:height="1.333cm" svg:x="11.98cm" svg:y="11.505cm">
          <text:p/>
        </draw:rect>
        <draw:rect draw:style-name="gr12" draw:text-style-name="P1" draw:layer="layout" svg:width="2.694cm" svg:height="0.8cm" svg:x="18.265cm" svg:y="11.771cm">
          <text:p/>
        </draw:rect>
        <draw:rect draw:style-name="gr17" draw:text-style-name="P1" draw:layer="layout" svg:width="2.693cm" svg:height="0.8cm" svg:x="12.429cm" svg:y="11.771cm">
          <text:p/>
        </draw:rect>
        <draw:rect draw:style-name="gr8" draw:text-style-name="P1" draw:layer="layout" svg:width="22cm" svg:height="1.333cm" svg:x="3cm" svg:y="11.505cm">
          <text:p/>
        </draw:rect>
        <draw:rect draw:style-name="gr8" draw:text-style-name="P1" draw:layer="layout" svg:width="22cm" svg:height="1.334cm" svg:x="3cm" svg:y="10.171cm">
          <text:p/>
        </draw:rect>
        <draw:rect draw:style-name="gr8" draw:text-style-name="P1" draw:layer="layout" svg:width="22cm" svg:height="1.334cm" svg:x="3cm" svg:y="10.171cm">
          <text:p/>
        </draw:rect>
        <draw:frame draw:style-name="gr23" draw:layer="layout" svg:width="2.479cm" svg:height="0.962cm" svg:x="0.5cm" svg:y="9cm">
          <draw:text-box>
            <text:p>Project</text:p>
          </draw:text-box>
        </draw:frame>
        <draw:frame draw:style-name="gr23" draw:layer="layout" svg:width="2.479cm" svg:height="0.962cm" svg:x="0.5cm" svg:y="10.334cm">
          <draw:text-box>
            <text:p>Project</text:p>
          </draw:text-box>
        </draw:frame>
        <draw:frame draw:style-name="gr23" draw:layer="layout" svg:width="2.479cm" svg:height="0.962cm" svg:x="0.5cm" svg:y="11.629cm">
          <draw:text-box>
            <text:p>Project</text:p>
          </draw:text-box>
        </draw:frame>
        <draw:frame draw:style-name="gr24" draw:layer="layout" svg:width="1.383cm" svg:height="0.962cm" svg:x="1.194cm" svg:y="13.5cm">
          <draw:text-box>
            <text:p>Mo</text:p>
          </draw:text-box>
        </draw:frame>
        <draw:frame draw:style-name="gr25" draw:layer="layout" svg:width="1.594cm" svg:height="0.962cm" svg:x="1.194cm" svg:y="14.299cm">
          <draw:text-box>
            <text:p>Tue</text:p>
          </draw:text-box>
        </draw:frame>
        <draw:frame draw:style-name="gr26" draw:layer="layout" svg:width="1.806cm" svg:height="0.962cm" svg:x="1.194cm" svg:y="15.119cm">
          <draw:text-box>
            <text:p>Wed</text:p>
          </draw:text-box>
        </draw:frame>
        <draw:frame draw:style-name="gr25" draw:layer="layout" svg:width="1.594cm" svg:height="0.962cm" svg:x="1.311cm" svg:y="15.959cm">
          <draw:text-box>
            <text:p>Thu</text:p>
          </draw:text-box>
        </draw:frame>
        <draw:frame draw:style-name="gr27" draw:layer="layout" svg:width="1.243cm" svg:height="0.962cm" svg:x="1.194cm" svg:y="16.759cm">
          <draw:text-box>
            <text:p>Fri</text:p>
          </draw:text-box>
        </draw:frame>
        <draw:frame draw:style-name="gr28" draw:layer="layout" svg:width="1.455cm" svg:height="0.962cm" svg:x="1.194cm" svg:y="17.578cm">
          <draw:text-box>
            <text:p>Sat</text:p>
          </draw:text-box>
        </draw:frame>
        <draw:frame draw:style-name="gr29" draw:layer="layout" svg:width="1.632cm" svg:height="0.962cm" svg:x="1.194cm" svg:y="18.398cm">
          <draw:text-box>
            <text:p>Sun</text:p>
          </draw:text-box>
        </draw:frame>
        <draw:frame draw:style-name="gr23" draw:layer="layout" svg:width="2.479cm" svg:height="0.962cm" svg:x="25cm" svg:y="9cm">
          <draw:text-box>
            <text:p>100%</text:p>
          </draw:text-box>
        </draw:frame>
        <draw:frame draw:style-name="gr23" draw:layer="layout" svg:width="2.479cm" svg:height="0.962cm" svg:x="25cm" svg:y="10.334cm">
          <draw:text-box>
            <text:p><text:s text:c="2"/>50%</text:p>
          </draw:text-box>
        </draw:frame>
        <draw:frame draw:style-name="gr23" draw:layer="layout" svg:width="2.479cm" svg:height="0.962cm" svg:x="25cm" svg:y="11.629cm">
          <draw:text-box>
            <text:p><text:s text:c="2"/>90%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8-14T15:08:34</meta:creation-date>
    <dc:date>2015-08-14T16:54:47</dc:date>
    <meta:editing-duration>PT1H46M14S</meta:editing-duration>
    <meta:editing-cycles>7</meta:editing-cycles>
    <meta:generator>OpenOffice/4.1.1$Unix OpenOffice.org_project/411m6$Build-9775</meta:generator>
    <meta:document-statistic meta:object-count="216"/>
  </office:meta>
</office:document-meta>
</file>